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3AC967C62C3A7ECD1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062cm" svg:height="11.999cm" svg:x="-0.005cm" svg:y="0.012cm">
          <draw:image xlink:href="Pictures/10000000000002C6000003AC967C62C3A7ECD1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2-01T11:47:41.963000000</dc:date>
    <meta:editing-duration>PT3M3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